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nvocationHandler.invoke( Object proxy , Method method , Object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mmonClassLoader.load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onClassLoader.CommonClassLoader( ClassLoader left , ClassLoader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MockMaker.getHandler( Object m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MockMaker.mock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ockMaker.nonMockableRea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ockMaker.resolveCommonClassLoader( ClassLoader mostSpecific , Class &lt; ? &gt;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xyMockMaker.createMock( MockCreationSettings &lt; T &gt; settings , MockHandler 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InvocationHandler.MockInvocationHandler( MockHandler &lt; ? &gt; handler , MockCreationSettings &lt; ? &gt;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MockMaker.resetMock( Object mock , MockHandler newHandler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ockMaker.isTypeMockable( Class &lt; ?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